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52fe" officeooo:paragraph-rsid="001852fe"/>
    </style:style>
    <style:style style:name="P2" style:family="paragraph" style:parent-style-name="Standard">
      <style:paragraph-properties fo:text-align="start" style:justify-single-word="false"/>
      <style:text-properties officeooo:rsid="001852fe" officeooo:paragraph-rsid="001852fe"/>
    </style:style>
    <style:style style:name="P3" style:family="paragraph" style:parent-style-name="Standard">
      <style:paragraph-properties fo:text-align="start" style:justify-single-word="false"/>
      <style:text-properties officeooo:paragraph-rsid="001852fe"/>
    </style:style>
    <style:style style:name="T1" style:family="text">
      <style:text-properties officeooo:rsid="001852fe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Ed.fisica</text:p>
      <text:p text:style-name="P1"/>
      <text:p text:style-name="P2">1-a</text:p>
      <text:p text:style-name="P3"><text:span text:style-name="T1">2-</text:span><text:span text:style-name="T2">A idade também é um importante fator</text:span><text:span text:style-name="T3"> </text:span><text:span text:style-name="T2">para o desenvolvimento</text:span><text:span text:style-name="T3"> </text:span><text:span text:style-name="T2">de osteoporose</text:span><text:span text:style-name="T3"> </text:span><text:span text:style-name="T2">e após a quarta década, perda de massa óssea pequena e contínua ocorre, vários fatores</text:span><text:span text:style-name="T3"> </text:span><text:span text:style-name="T2">estão associados com essa perda de massa óssea, incluindo a diminuição da ingesta de cálcio, diminuição da exposição solar, inatividade física, entre outros</text:span></text:p>
      <text:p text:style-name="P2">3-d</text:p>
      <text:p text:style-name="P2">4-d</text:p>
      <text:p text:style-name="P2">5-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09:26:34.727152903</meta:creation-date>
    <dc:date>2020-10-16T09:37:33.923408155</dc:date>
    <meta:editing-duration>PT39S</meta:editing-duration>
    <meta:editing-cycles>1</meta:editing-cycles>
    <meta:document-statistic meta:table-count="0" meta:image-count="0" meta:object-count="0" meta:page-count="1" meta:paragraph-count="6" meta:word-count="56" meta:character-count="351" meta:non-whitespace-character-count="301"/>
    <meta:generator>LibreOffice/6.4.6.2$Linux_X86_64 LibreOffice_project/40$Build-2</meta:generator>
  </office:meta>
</office:document-meta>
</file>